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F272A02A6FA452B0.png" manifest:media-type="image/png"/>
  <manifest:file-entry manifest:full-path="Pictures/100000000000020000000200D3B9E883486F08CE.png" manifest:media-type="image/png"/>
  <manifest:file-entry manifest:full-path="Pictures/10000000000009B600000585B18AD54BE6256E0C.jpg" manifest:media-type="image/jpeg"/>
  <manifest:file-entry manifest:full-path="Pictures/1000020000000258000000FA2344BD9E01F01B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8"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0"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1"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2"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3"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fo:orphans="0" fo:widows="0"/>
    </style:style>
    <style:style style:name="P16" style:family="paragraph" style:parent-style-name="Standard">
      <style:paragraph-properties fo:margin-top="0cm" fo:margin-bottom="0cm" loext:contextual-spacing="false" fo:line-height="100%" fo:text-align="justify" style:justify-single-word="false"/>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fo:text-align="center" style:justify-single-word="false" fo:orphans="0" fo:widows="0"/>
    </style:style>
    <style:style style:name="P19" style:family="paragraph" style:parent-style-name="Standard">
      <style:paragraph-properties fo:margin-top="0cm" fo:margin-bottom="0cm" loext:contextual-spacing="false" fo:text-align="center" style:justify-single-word="false"/>
      <style:text-properties officeooo:paragraph-rsid="0013f305"/>
    </style:style>
    <style:style style:name="P20"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1" style:family="paragraph" style:parent-style-name="Standard">
      <style:paragraph-properties fo:margin-top="0cm" fo:margin-bottom="0cm" loext:contextual-spacing="false"/>
      <style:text-properties officeooo:rsid="00157b01" officeooo:paragraph-rsid="00157b01"/>
    </style:style>
    <style:style style:name="P22" style:family="paragraph" style:parent-style-name="Heading_20_3">
      <style:paragraph-properties fo:margin-top="0cm" fo:margin-bottom="0cm" loext:contextual-spacing="false"/>
    </style:style>
    <style:style style:name="P23" style:family="paragraph" style:parent-style-name="Heading_20_2">
      <style:paragraph-properties fo:margin-top="0cm" fo:margin-bottom="0cm" loext:contextual-spacing="false"/>
    </style:style>
    <style:style style:name="P24" style:family="paragraph" style:parent-style-name="Heading_20_1">
      <style:paragraph-properties fo:margin-top="0cm" fo:margin-bottom="0cm" loext:contextual-spacing="false"/>
    </style:style>
    <style:style style:name="P25" style:family="paragraph" style:parent-style-name="Heading_20_6">
      <style:paragraph-properties fo:margin-top="0cm" fo:margin-bottom="0cm" loext:contextual-spacing="false"/>
    </style:style>
    <style:style style:name="P26" style:family="paragraph" style:parent-style-name="Heading_20_6">
      <style:paragraph-properties fo:margin-top="0cm" fo:margin-bottom="0cm" loext:contextual-spacing="false" fo:line-height="100%" fo:text-align="center" style:justify-single-word="false"/>
    </style:style>
    <style:style style:name="P27"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28"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29" style:family="paragraph" style:parent-style-name="Heading_20_1">
      <style:paragraph-properties fo:margin-left="0cm" fo:margin-right="0cm" fo:margin-top="0cm" fo:margin-bottom="0cm" loext:contextual-spacing="false" fo:text-indent="0cm" style:auto-text-indent="false"/>
    </style:style>
    <style:style style:name="P30"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31"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2"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33"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3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3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39"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0" style:family="paragraph" style:parent-style-name="Standard">
      <style:text-properties officeooo:rsid="0019ab55" officeooo:paragraph-rsid="0019ab55"/>
    </style:style>
    <style:style style:name="P41" style:family="paragraph" style:parent-style-name="Standard" style:list-style-name="L1">
      <style:text-properties officeooo:rsid="0019ab55" officeooo:paragraph-rsid="0019ab55"/>
    </style:style>
    <style:style style:name="P42" style:family="paragraph" style:parent-style-name="Standard">
      <style:text-properties officeooo:rsid="0019fc15" officeooo:paragraph-rsid="0019fc15"/>
    </style:style>
    <style:style style:name="P4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4"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45"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46"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47"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48" style:family="paragraph" style:parent-style-name="Standard" style:list-style-name="WWNum4">
      <style:paragraph-properties fo:margin-left="1.27cm" fo:margin-right="0cm" fo:margin-top="0cm" fo:margin-bottom="0cm" loext:contextual-spacing="true" fo:text-indent="-0.635cm" style:auto-text-indent="false"/>
    </style:style>
    <style:style style:name="P49"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50"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51"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52"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53"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54"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55" style:family="paragraph" style:parent-style-name="Standard" style:list-style-name="WWNum2">
      <style:paragraph-properties fo:margin-left="1.27cm" fo:margin-right="0cm" fo:margin-top="0cm" fo:margin-bottom="0cm" loext:contextual-spacing="true" fo:text-indent="-0.635cm" style:auto-text-indent="false"/>
    </style:style>
    <style:style style:name="P56"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57"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58" style:family="paragraph" style:parent-style-name="Contents_20_2">
      <style:paragraph-properties>
        <style:tab-stops>
          <style:tab-stop style:position="15.921cm" style:type="right" style:leader-style="dotted" style:leader-text="."/>
        </style:tab-stops>
      </style:paragraph-properties>
    </style:style>
    <style:style style:name="P59" style:family="paragraph" style:parent-style-name="Contents_20_1">
      <style:paragraph-properties>
        <style:tab-stops>
          <style:tab-stop style:position="15.921cm" style:type="right" style:leader-style="dotted" style:leader-text="."/>
        </style:tab-stops>
      </style:paragraph-properties>
    </style:style>
    <style:style style:name="P60" style:family="paragraph" style:parent-style-name="Contents_20_3">
      <style:paragraph-properties>
        <style:tab-stops>
          <style:tab-stop style:position="15.921cm" style:type="right" style:leader-style="dotted" style:leader-text="."/>
        </style:tab-stops>
      </style:paragraph-properties>
    </style:style>
    <style:style style:name="T1" style:family="text">
      <style:text-properties style:font-name="Proxima Nova" style:font-name-asian="Proxima Nova1" style:font-name-complex="Proxima Nova1"/>
    </style:style>
    <style:style style:name="T2" style:family="text">
      <style:text-properties style:font-name="Proxima Nova" fo:font-weight="bold" style:font-name-asian="Proxima Nova1" style:font-weight-asian="bold" style:font-name-complex="Proxima Nova1"/>
    </style:style>
    <style:style style:name="T3"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4" style:family="text">
      <style:text-properties style:font-name="Proxima Nova" fo:font-size="12pt" fo:font-weight="bold" style:font-name-asian="Proxima Nova1" style:font-size-asian="12pt" style:font-weight-asian="bold" style:font-name-complex="Proxima Nova1" style:font-size-complex="12pt"/>
    </style:style>
    <style:style style:name="T5" style:family="text">
      <style:text-properties fo:font-weight="bold" style:font-weight-asian="bold"/>
    </style:style>
    <style:style style:name="T6" style:family="text">
      <style:text-properties style:text-underline-style="solid" style:text-underline-width="auto" style:text-underline-color="font-color" fo:font-weight="bold" style:font-weight-asian="bold"/>
    </style:style>
    <style:style style:name="T7" style:family="text">
      <style:text-properties officeooo:rsid="00157b01"/>
    </style:style>
    <style:style style:name="T8" style:family="text">
      <style:text-properties fo:color="#ff3333"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jby2ckm8ld11"/></text:p>
      <text:p text:style-name="P3"/>
      <text:p text:style-name="P3"/>
      <text:p text:style-name="P3"/>
      <text:p text:style-name="P3"/>
      <text:p text:style-name="P3"/>
      <text:p text:style-name="P3"/>
      <text:p text:style-name="P3"/>
      <text:p text:style-name="P3"/>
      <text:p text:style-name="P3"/>
      <text:p text:style-name="P30"><text:bookmark text:name="_c6vhzom27ucn"/></text:p>
      <text:p text:style-name="P27"><text:bookmark text:name="_e65ksybq9t8p"/>Projet “Garden Tensions”</text:p>
      <text:p text:style-name="P28"><text:bookmark text:name="_e65ksybq9t8p1"/>Agneray Aurore</text:p>
      <text:p text:style-name="P28"><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26"><text:bookmark text:name="_afutiefip51s"/>FIGURE 1 - Les “Bloubii”, petites créatures fort curieuses !</text:p>
      <text:p text:style-name="P3"/>
      <text:p text:style-name="P3"/>
      <text:p text:style-name="P3"/>
      <text:p text:style-name="P3"/>
      <text:p text:style-name="P3"/>
      <text:p text:style-name="P3"/>
      <text:p text:style-name="P9"/>
      <text:p text:style-name="P9"/>
      <text:p text:style-name="P3"/>
      <text:p text:style-name="P3"/>
      <text:p text:style-name="P24"><text:soft-page-break/></text:p>
      <text:p text:style-name="P24"><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9"><text:a xlink:type="simple" xlink:href="#__RefHeading___Toc1332_1366049386" text:style-name="Index_20_Link" text:visited-style-name="Index_20_Link">Table des matières<text:tab/>2</text:a></text:p>
          <text:p text:style-name="P59"><text:a xlink:type="simple" xlink:href="#__RefHeading___Toc1334_1366049386" text:style-name="Index_20_Link" text:visited-style-name="Index_20_Link">1. Présentation générale<text:tab/>3</text:a></text:p>
          <text:p text:style-name="P58"><text:a xlink:type="simple" xlink:href="#__RefHeading___Toc1336_1366049386" text:style-name="Index_20_Link" text:visited-style-name="Index_20_Link">1.1. Prologue<text:tab/>3</text:a></text:p>
          <text:p text:style-name="P58"><text:a xlink:type="simple" xlink:href="#__RefHeading___Toc1338_1366049386" text:style-name="Index_20_Link" text:visited-style-name="Index_20_Link">1.2. Archétype<text:tab/>3</text:a></text:p>
          <text:p text:style-name="P58"><text:a xlink:type="simple" xlink:href="#__RefHeading___Toc1340_1366049386" text:style-name="Index_20_Link" text:visited-style-name="Index_20_Link">1.3. Règles du jeu<text:tab/>3</text:a></text:p>
          <text:p text:style-name="P58"><text:a xlink:type="simple" xlink:href="#__RefHeading___Toc1342_1366049386" text:style-name="Index_20_Link" text:visited-style-name="Index_20_Link">1.4. Ressources<text:tab/>6</text:a></text:p>
          <text:p text:style-name="P59"><text:a xlink:type="simple" xlink:href="#__RefHeading___Toc1344_1366049386" text:style-name="Index_20_Link" text:visited-style-name="Index_20_Link">2. Description et conception des états<text:tab/>8</text:a></text:p>
          <text:p text:style-name="P58"><text:a xlink:type="simple" xlink:href="#__RefHeading___Toc1346_1366049386" text:style-name="Index_20_Link" text:visited-style-name="Index_20_Link">2.1. Description des états<text:tab/>8</text:a></text:p>
          <text:p text:style-name="P60"><text:a xlink:type="simple" xlink:href="#__RefHeading___Toc1348_1366049386" text:style-name="Index_20_Link" text:visited-style-name="Index_20_Link">2.1.1. Etat des éléments fixes<text:tab/>8</text:a></text:p>
          <text:p text:style-name="P60"><text:a xlink:type="simple" xlink:href="#__RefHeading___Toc1350_1366049386" text:style-name="Index_20_Link" text:visited-style-name="Index_20_Link">2.1.2. Etat des éléments déplaçables<text:tab/>9</text:a></text:p>
          <text:p text:style-name="P60"><text:a xlink:type="simple" xlink:href="#__RefHeading___Toc1352_1366049386" text:style-name="Index_20_Link" text:visited-style-name="Index_20_Link">2.1.3. Etat général<text:tab/>9</text:a></text:p>
          <text:p text:style-name="P58"><text:a xlink:type="simple" xlink:href="#__RefHeading___Toc1354_1366049386" text:style-name="Index_20_Link" text:visited-style-name="Index_20_Link">2.2. Conception Logicielle<text:tab/>10</text:a></text:p>
          <text:p text:style-name="P59"><text:a xlink:type="simple" xlink:href="#__RefHeading___Toc1356_1366049386" text:style-name="Index_20_Link" text:visited-style-name="Index_20_Link">3. Rendu : stratégie et conception<text:tab/>12</text:a></text:p>
          <text:p text:style-name="P58"><text:a xlink:type="simple" xlink:href="#__RefHeading___Toc1327_2030452551" text:style-name="Index_20_Link" text:visited-style-name="Index_20_Link">3.1. Stratégie de rendu d’un état<text:tab/>12</text:a></text:p>
          <text:p text:style-name="P58"><text:a xlink:type="simple" xlink:href="#__RefHeading___Toc1329_2030452551" text:style-name="Index_20_Link" text:visited-style-name="Index_20_Link">3.2. Conception logiciel<text:tab/>12</text:a></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4"><text:bookmark-start text:name="__RefHeading___Toc1334_1366049386"/><text:bookmark text:name="_91l56hi50gbe"/>1. Présentation générale<text:bookmark-end text:name="__RefHeading___Toc1334_1366049386"/></text:p>
      <text:p text:style-name="P3"/>
      <text:p text:style-name="P23"><text:bookmark-start text:name="__RefHeading___Toc1336_1366049386"/><text:bookmark text:name="_kx7gnecg3x0z"/>1.1. Prologue<text:bookmark-end text:name="__RefHeading___Toc1336_1366049386"/></text:p>
      <text:p text:style-name="P3"/>
      <text:p text:style-name="P35">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0"/>
      <text:p text:style-name="P35">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3"><text:bookmark-start text:name="__RefHeading___Toc1338_1366049386"/><text:bookmark text:name="_2b9gkrj1fiou"/>1.2. Archétype<text:bookmark-end text:name="__RefHeading___Toc1338_1366049386"/></text:p>
      <text:p text:style-name="P32"/>
      <text:p text:style-name="P37">Ce projet est globalement inspiré du jeu Risk du point de vue des règles de conquêtes de territoires. En ce qui concerne la gestion des ressources et des cellules, cela s’inspire plutôt de Civilization.</text:p>
      <text:p text:style-name="P32"/>
      <text:p text:style-name="P23"><text:bookmark-start text:name="__RefHeading___Toc1340_1366049386"/><text:bookmark text:name="_j3sxjlk7q7ay"/>1.3. Règles du jeu<text:bookmark-end text:name="__RefHeading___Toc1340_1366049386"/></text:p>
      <text:p text:style-name="P32"/>
      <text:p text:style-name="P34"><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38">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
      <text:p text:style-name="P4"/>
      <table:table table:name="Tableau1" table:style-name="Tableau1">
        <table:table-column table:style-name="Tableau1.A"/>
        <table:table-column table:style-name="Tableau1.B"/>
        <table:table-column table:style-name="Tableau1.C" table:number-columns-repeated="2"/>
        <text:soft-page-break/>
        <table:table-row table:style-name="Tableau1.1">
          <table:table-cell table:style-name="Tableau1.A1" office:value-type="string">
            <text:p text:style-name="P12">Type de cellule</text:p>
          </table:table-cell>
          <table:table-cell table:style-name="Tableau1.A1" office:value-type="string">
            <text:p text:style-name="P12">Technologie à développer</text:p>
          </table:table-cell>
          <table:table-cell table:style-name="Tableau1.A1" office:value-type="string">
            <text:p text:style-name="P12">Ressources nécessaires</text:p>
          </table:table-cell>
          <table:table-cell table:style-name="Tableau1.A1" office:value-type="string">
            <text:p text:style-name="P15"><text:span text:style-name="T2">Avantage apporté (nécessi</text:span><text:span text:style-name="T5">te de dépenser les ressources listées à gauche à chaque utilisation</text:span><text:span text:style-name="T2">)</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15"><text:span text:style-name="T1">Apport de ressources diverses </text:span><text:span text:style-name="T5">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1"/>
      <text:p text:style-name="P26"><text:bookmark text:name="_kheiij8yojeq"/>FIGURE 2 - Ressources nécessaires pour conquérir les cellules spéciales et avantages qu’elles procurent une fois conquises</text:p>
      <text:p text:style-name="P5"/>
      <text:p text:style-name="P7"/>
      <text:p text:style-name="P37">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ext:soft-page-break/>
        <table:table-row table:style-name="Tableau2.1">
          <table:table-cell table:style-name="Tableau2.A1" office:value-type="string">
            <text:p text:style-name="P12">Capacité spéciale</text:p>
          </table:table-cell>
          <table:table-cell table:style-name="Tableau2.A1" office:value-type="string">
            <text:p text:style-name="P12">Cuisiniers</text:p>
          </table:table-cell>
          <table:table-cell table:style-name="Tableau2.A1" office:value-type="string">
            <text:p text:style-name="P12">Forgerons</text:p>
          </table:table-cell>
          <table:table-cell table:style-name="Tableau2.A1" office:value-type="string">
            <text:p text:style-name="P12">Mineurs</text:p>
          </table:table-cell>
          <table:table-cell table:style-name="Tableau2.A1" office:value-type="string">
            <text:p text:style-name="P12">Bûcherons</text:p>
          </table:table-cell>
        </table:table-row>
        <table:table-row table:style-name="Tableau2.2">
          <table:table-cell table:style-name="Tableau2.A1" office:value-type="string">
            <text:p text:style-name="P6">Pillage</text:p>
          </table:table-cell>
          <table:table-cell table:style-name="Tableau2.A1" office:value-type="string">
            <text:p text:style-name="P15"><text:span text:style-name="T1">Vole 2 quantités de</text:span><text:span text:style-name="T2"> nourriture</text:span><text:span text:style-name="T1"> à l’adversaire et tue une créature présente sur la cellule</text:span></text:p>
          </table:table-cell>
          <table:table-cell table:style-name="Tableau2.A1" office:value-type="string">
            <text:p text:style-name="P15"><text:span text:style-name="T1">Vole 2 quantités de</text:span><text:span text:style-name="T2"> métaux</text:span><text:span text:style-name="T1"> à l’adversaire et tue une créature présente sur la cellule</text:span></text:p>
          </table:table-cell>
          <table:table-cell table:style-name="Tableau2.A1" office:value-type="string">
            <text:p text:style-name="P15"><text:span text:style-name="T1">Vole 2 quantités de </text:span><text:span text:style-name="T2">pierres </text:span><text:span text:style-name="T1">à l’adversaire et tue une créature présente sur la cellule</text:span></text:p>
          </table:table-cell>
          <table:table-cell table:style-name="Tableau2.A1" office:value-type="string">
            <text:p text:style-name="P15"><text:span text:style-name="T1">Vole 2 quantités de</text:span><text:span text:style-name="T5">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1"/>
      <text:p text:style-name="P25"><text:bookmark text:name="_fpqb0r1q0j8d"/>FIGURE 3 - Capacités spéciales des clans</text:p>
      <text:p text:style-name="P5"/>
      <text:p text:style-name="P38">Le jeu se déroule au tour par tour, chaque tour étant composé de 2 phases : la phase de conquête et la phase de renfort.</text:p>
      <text:p text:style-name="P5"/>
      <text:p text:style-name="P13">Phase de conquête :</text:p>
      <text:p text:style-name="P5"/>
      <text:p text:style-name="P38">Durant cette phase, le joueur peut conquérir des cellules adjacentes à ses propres cellules. Celles-ci peuvent être vides ou déjà conquises par son adversaire. Dans ce dernier cas, un combat a lieu.</text:p>
      <text:p text:style-name="P5"/>
      <text:p text:style-name="P36">Déroulement d’un combat : </text:p>
      <text:p text:style-name="P5"/>
      <text:p text:style-name="P38">Chaque joueur tire un nombre entre 1 et 6 autant de fois qu’il a de créatures sur sa cellule concernée par le combat, le score du joueur est la somme de ces nombres. Le joueur qui a le score le plus élevé remporte le combat.</text:p>
      <text:p text:style-name="P5"/>
      <text:list xml:id="list4272499096612130011" text:style-name="WWNum8">
        <text:list-item>
          <text:p text:style-name="P44">Si l’attaquant remporte le combat avec N créatures, la cellule du défenseur lui appartient et elle dispose alors de N - 1 créatures, la dernière étant restée sur la cellule de l’attaquant.</text:p>
        </text:list-item>
        <text:list-item>
          <text:p text:style-name="P44">Si le défenseur remporte le combat, sa cellule reste intacte et la cellule de l’assaillant ayant attaqué avec N créatures n’en dispose désormais que d’une seule.</text:p>
        </text:list-item>
        <text:list-item>
          <text:p text:style-name="P44"><text:soft-page-break/>S’il y a égalité, on considère que le défenseur a remporté le combat et la règle précédente s’applique.</text:p>
        </text:list-item>
      </text:list>
      <text:p text:style-name="P33"><text:tab/></text:p>
      <text:p text:style-name="P31">Phase de renfort :</text:p>
      <text:p text:style-name="P3"/>
      <text:p text:style-name="P37">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7">Il doit ensuite disposer l’ensemble de ces nouvelles unités sur les cellules de son territoire sachant que chaque cellule ne peut pas accueillir plus de 5 créatures. </text:p>
      <text:p text:style-name="P3"/>
      <text:p text:style-name="P34"><text:span text:style-name="T4">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2"/>
      <text:p text:style-name="P23"><text:bookmark-start text:name="__RefHeading___Toc1342_1366049386"/><text:bookmark text:name="_84f1qgny8774"/>1.4. Ressources<text:bookmark-end text:name="__RefHeading___Toc1342_1366049386"/></text:p>
      <text:p text:style-name="P3"/>
      <text:p text:style-name="P3">Globalement nous aurons besoin : </text:p>
      <text:list xml:id="list5358005689891158586" text:style-name="WWNum4">
        <text:list-item>
          <text:p text:style-name="P47">de cellules hexagonales (image format png 512*512 pixels) :</text:p>
        </text:list-item>
      </text:list>
      <text:p text:style-name="P19"><draw:frame draw:style-name="fr2" draw:name="image3.png" text:anchor-type="as-char" svg:width="12.755cm" svg:height="12.755cm" draw:z-index="3"><draw:image xlink:href="Pictures/100000000000020000000200D3B9E883486F08CE.png" xlink:type="simple" xlink:show="embed" xlink:actuate="onLoad"/><svg:desc>hexa2.png</svg:desc></draw:frame></text:p>
      <text:p text:style-name="Heading_20_6"><text:bookmark text:name="_witastcf4pa9"/><text:soft-page-break/>FIGURE 4 - Hexagones représentant les cases</text:p>
      <text:p text:style-name="P8"/>
      <text:list xml:id="list162308639310001" text:continue-numbering="true" text:style-name="WWNum4">
        <text:list-item>
          <text:p text:style-name="P48"><text:span text:style-name="T1">d’un </text:span>filtre<text:span text:style-name="T1"> hexagonal coloré pour signaler l’appartenance d’une cellule à un joueur</text:span></text:p>
        </text:list-item>
        <text:list-item>
          <text:p text:style-name="P47">d’un fond d’écran (pour le moment on considère que le fond sera uni)</text:p>
        </text:list-item>
        <text:list-item>
          <text:p text:style-name="P48"><text:span text:style-name="T1">des group</text:span>es de <text:span text:style-name="T1">personnages (image format png </text:span>512<text:span text:style-name="T1">*</text:span>512<text:span text:style-name="T1"> pixels) : </text:span></text:p>
        </text:list-item>
      </text:list>
      <text:p text:style-name="P3"/>
      <text:p text:style-name="P17"><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25"><text:bookmark text:name="_u3cbt1ecc7f8"/>FIGURE 5 - Textures pour les personnages</text:p>
      <text:p text:style-name="P29"><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bookmark-start text:name="__RefHeading___Toc1344_1366049386"/><text:bookmark text:name="_azlpaebh2a40"/><text:soft-page-break/>2. Description et conception des états<text:bookmark-end text:name="__RefHeading___Toc1344_1366049386"/></text:p>
      <text:p text:style-name="P1"/>
      <text:p text:style-name="P23"><text:bookmark-start text:name="__RefHeading___Toc1346_1366049386"/><text:bookmark text:name="_6sw6a383h2bh"/>2.1. Description des états<text:bookmark-end text:name="__RefHeading___Toc1346_1366049386"/></text:p>
      <text:p text:style-name="P1"/>
      <text:p text:style-name="P16"><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34">Dans notre code nous créerons donc <text:span text:style-name="T5">deux tableaux d’éléments</text:span> : un contenant les cellules hexagonales, et un autre contenant les créatures disposées sur la grille de jeu.</text:p>
      <text:p text:style-name="P5"/>
      <text:p text:style-name="P16">T<text:span text:style-name="T1">ous les éléments de la grille doivent poss</text:span>éder<text:span text:style-name="T1"> les propriétés suivantes :</text:span></text:p>
      <text:p text:style-name="P16"/>
      <text:list xml:id="list6002525229389793798" text:style-name="WWNum7">
        <text:list-item>
          <text:p text:style-name="P45">Coordonnées (x,y) dans la grille</text:p>
        </text:list-item>
        <text:list-item>
          <text:p text:style-name="P45">Identifiant de type d’élément (nombre qui indiquera la classe de l’élément)</text:p>
        </text:list-item>
        <text:list-item>
          <text:p text:style-name="P49">Le nombre de créatures présentes (soit sur la cellule, soit dans le groupe de créatures)</text:p>
        </text:list-item>
      </text:list>
      <text:p text:style-name="P4"/>
      <text:p text:style-name="P16"><text:span text:style-name="T1">Il faudra aussi gérer l’état de chaque joueur en lice, </text:span><text:span text:style-name="T3">en dehors de</text:span><text:span text:style-name="T6">s tableaux et donc de la grille</text:span><text:span text:style-name="T1">. Il s’agira de garder les propriétés :</text:span></text:p>
      <text:p text:style-name="P16"/>
      <text:list xml:id="list7843847005954002961" text:style-name="WWNum1">
        <text:list-item>
          <text:p text:style-name="P50"><text:span text:style-name="T1">Nom du clan</text:span> </text:p>
        </text:list-item>
        <text:list-item>
          <text:p text:style-name="P50">Liste des créatures appartenant au joueur disposées sur la carte </text:p>
        </text:list-item>
        <text:list-item>
          <text:p text:style-name="P46">Nombre de créatures en stock (qui n’ont pas encore été disposées sur la carte lors de la phase de renfort)</text:p>
        </text:list-item>
        <text:list-item>
          <text:p text:style-name="P50">Noms <text:span text:style-name="T1">des</text:span> cellules spéciales conquises</text:p>
        </text:list-item>
        <text:list-item>
          <text:p text:style-name="P46">Nombre de points de conquête</text:p>
        </text:list-item>
        <text:list-item>
          <text:p text:style-name="P50"><text:span text:style-name="T1">Coordonnées de la dernière </text:span>cellule <text:span text:style-name="T1">sélectionnée</text:span></text:p>
        </text:list-item>
        <text:list-item>
          <text:p text:style-name="P46">Quantités de ressources possédées (nourriture, métaux, pierres, bois)</text:p>
        </text:list-item>
        <text:list-item>
          <text:p text:style-name="P46">Nombre de zones (herbe, boue ou sable) conquises</text:p>
        </text:list-item>
      </text:list>
      <text:p text:style-name="P16"/>
      <text:p text:style-name="P39"><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4">Elles devront donc comporter les propriétés :</text:p>
      <text:list xml:id="list3122073489318706476" text:style-name="WWNum6">
        <text:list-item>
          <text:p text:style-name="P51">Nombre de personnages présents sur la cellule (attribut issu de la classe mère)</text:p>
        </text:list-item>
        <text:list-item>
          <text:p text:style-name="P51">Joueur présent sur la cellule (désignera la couleur du filtre de la cellule)</text:p>
        </text:list-item>
        <text:list-item>
          <text:p text:style-name="P51">Etat de la cellule lié aux capacités utilisées par les joueurs : normal, empoisonnée ou protégée</text:p>
        </text:list-item>
      </text:list>
      <text:p text:style-name="P14"/>
      <text:p text:style-name="P14">Nous travaillerons néanmoins sur plusieurs types de cellules, qui auront chacun leur spécificité.</text:p>
      <text:p text:style-name="P1"/>
      <text:p text:style-name="P14">Les trois types de cellules qui suivent sont des cellules de zones qui génèrent des ressources.</text:p>
      <text:p text:style-name="P14"><text:tab/></text:p>
      <text:list xml:id="list4671999077537366592" text:style-name="WWNum5">
        <text:list-item>
          <text:p text:style-name="P52">Les cellules « herbe » : comporteront la texture herbe</text:p>
        </text:list-item>
        <text:list-item>
          <text:p text:style-name="P52">Les cellules «sable» : comporteront la texture sable</text:p>
        </text:list-item>
        <text:list-item>
          <text:p text:style-name="P52"><text:soft-page-break/>Les cellules «boue» : comporteront la texture boue</text:p>
        </text:list-item>
      </text:list>
      <text:p text:style-name="P1"/>
      <text:p text:style-name="P1"/>
      <text:p text:style-name="P14">Les quatre types de cellules suivants apportent un pouvoir au clan auquel elles appartiennent. On associera ce pouvoir dans le moteur de jeu grâce à l’attribut SpecialCellID.</text:p>
      <text:p text:style-name="P14"/>
      <text:list xml:id="list1176253427606809091" text:style-name="WWNum2">
        <text:list-item>
          <text:p text:style-name="P53">La cellule «ciel» : comportera la texture ciel/jet-pack. Permet d’attaquer n’importe quelle <text:tab/>case adverse, quelle que soit sa position. </text:p>
        </text:list-item>
        <text:list-item>
          <text:p text:style-name="P53">La cellule «sucreries» : comportera la texture sucreries. Permet de générer trois personnages supplémentaires lors de la phase de renfort. </text:p>
        </text:list-item>
        <text:list-item>
          <text:p text:style-name="P55">La cellule «barbecue» : comportera la texture barbecue. Permet de tuer gratuitement 3 personnages d’une case adverse adjacente. </text:p>
        </text:list-item>
        <text:list-item>
          <text:p text:style-name="P55">La cellule «piscine» : comportera la texture piscine. Même pouvoir que pour la case «barbecue ». </text:p>
        </text:list-item>
      </text:list>
      <text:p text:style-name="P1"/>
      <text:p text:style-name="P22"><text:bookmark-start text:name="__RefHeading___Toc1350_1366049386"/><text:bookmark text:name="_agpjntr3wk2r"/>2.1.2. Etat des éléments déplaçables<text:bookmark-end text:name="__RefHeading___Toc1350_1366049386"/></text:p>
      <text:p text:style-name="P1"/>
      <text:p text:style-name="P14">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4"/>
      <text:p text:style-name="P14"/>
      <text:p text:style-name="P14"><text:span text:style-name="T5">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2"><text:bookmark-start text:name="__RefHeading___Toc1352_1366049386"/><text:bookmark text:name="_7y7ik7e3kn0g"/>2.1.3. Etat général<text:bookmark-end text:name="__RefHeading___Toc1352_1366049386"/></text:p>
      <text:p text:style-name="P1"/>
      <text:p text:style-name="P14">A un niveau supérieur aux éléments décrits précédemment, nous devons ajouter :</text:p>
      <text:list xml:id="list8878863279938115620" text:style-name="WWNum3">
        <text:list-item>
          <text:p text:style-name="P54">Le nombre total de cellules de la grille</text:p>
        </text:list-item>
        <text:list-item>
          <text:p text:style-name="P54">Un tableau d’éléments “Cellules”</text:p>
        </text:list-item>
        <text:list-item>
          <text:p text:style-name="P54">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3"><text:bookmark-start text:name="__RefHeading___Toc1354_1366049386"/><text:bookmark text:name="_t8od10stayp5"/>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0">Nom</text:p>
          </table:table-cell>
          <table:table-cell table:style-name="Tableau3.A1" office:value-type="string">
            <text:p text:style-name="P20">Rôle de la classe</text:p>
          </table:table-cell>
        </table:table-row>
        <table:table-row table:style-name="Tableau3.1">
          <table:table-cell table:style-name="Tableau3.A1" office:value-type="string">
            <text:p text:style-name="P18">State</text:p>
          </table:table-cell>
          <table:table-cell table:style-name="Tableau3.A1" office:value-type="string">
            <text:p text:style-name="P18">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18">ElementTab</text:p>
          </table:table-cell>
          <table:table-cell table:style-name="Tableau3.A1" office:value-type="string">
            <text:p text:style-name="P18">C'est un tableau composé d’éléments.</text:p>
          </table:table-cell>
        </table:table-row>
        <table:table-row table:style-name="Tableau3.1">
          <table:table-cell table:style-name="Tableau3.A1" office:value-type="string">
            <text:p text:style-name="P18">Element</text:p>
          </table:table-cell>
          <table:table-cell table:style-name="Tableau3.A1" office:value-type="string">
            <text:p text:style-name="P18">Peut être une cellule ou un groupe de créatures, permet d'obtenir leur position</text:p>
          </table:table-cell>
        </table:table-row>
        <table:table-row table:style-name="Tableau3.1">
          <table:table-cell table:style-name="Tableau3.A1" office:value-type="string">
            <text:p text:style-name="P18">Player</text:p>
          </table:table-cell>
          <table:table-cell table:style-name="Tableau3.A1" office:value-type="string">
            <text:p text:style-name="P18">Regroupe l'ensemble des variables dl'état du joueur</text:p>
          </table:table-cell>
        </table:table-row>
        <table:table-row table:style-name="Tableau3.1">
          <table:table-cell table:style-name="Tableau3.A1" office:value-type="string">
            <text:p text:style-name="P18">Cell</text:p>
          </table:table-cell>
          <table:table-cell table:style-name="Tableau3.A1" office:value-type="string">
            <text:p text:style-name="P18">Elément fixe de la grille</text:p>
          </table:table-cell>
        </table:table-row>
        <table:table-row table:style-name="Tableau3.1">
          <table:table-cell table:style-name="Tableau3.A1" office:value-type="string">
            <text:p text:style-name="P18">&lt;&lt;enumeration&gt;&gt;</text:p>
            <text:p text:style-name="P18">CellState</text:p>
          </table:table-cell>
          <table:table-cell table:style-name="Tableau3.A1" office:value-type="string">
            <text:p text:style-name="P18">Identifie l'état de la cellule, ce qui permettra plus tard de modifier les phases de combat ayant lieu sur celle-ci.</text:p>
          </table:table-cell>
        </table:table-row>
        <table:table-row table:style-name="Tableau3.1">
          <table:table-cell table:style-name="Tableau3.A1" office:value-type="string">
            <text:p text:style-name="P18">SimpleCell</text:p>
          </table:table-cell>
          <table:table-cell table:style-name="Tableau3.A1" office:value-type="string">
            <text:p text:style-name="P18">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18">SpecialCell</text:p>
          </table:table-cell>
          <table:table-cell table:style-name="Tableau3.A1" office:value-type="string">
            <text:p text:style-name="P18">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18">&lt;&lt;enumeration&gt;&gt;</text:p>
            <text:p text:style-name="P18">SimpleCellID</text:p>
          </table:table-cell>
          <table:table-cell table:style-name="Tableau3.A1" office:value-type="string">
            <text:p text:style-name="P18">Caractérise le type de sol présent sur la cellule : sable, boue ou herbe</text:p>
          </table:table-cell>
        </table:table-row>
        <table:table-row table:style-name="Tableau3.1">
          <table:table-cell table:style-name="Tableau3.A1" office:value-type="string">
            <text:p text:style-name="P18">&lt;&lt;enumeration&gt;&gt;</text:p>
            <text:p text:style-name="P18">SpecialCellID</text:p>
          </table:table-cell>
          <table:table-cell table:style-name="Tableau3.A1" office:value-type="string">
            <text:p text:style-name="P18">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18">&lt;&lt;enumeration&gt;&gt;</text:p>
            <text:p text:style-name="P18">TypeID</text:p>
          </table:table-cell>
          <table:table-cell table:style-name="Tableau3.A1" office:value-type="string">
            <text:p text:style-name="P18">Caractérise le type d’élément, généralise les deux énumerations précédentes.</text:p>
          </table:table-cell>
        </table:table-row>
        <table:table-row table:style-name="Tableau3.1">
          <table:table-cell table:style-name="Tableau3.A1" office:value-type="string">
            <text:p text:style-name="P18">CreaturesGroup</text:p>
          </table:table-cell>
          <table:table-cell table:style-name="Tableau3.A1" office:value-type="string">
            <text:p text:style-name="P18">Elements déplaçables du jeu.</text:p>
          </table:table-cell>
        </table:table-row>
        <table:table-row table:style-name="Tableau3.1">
          <table:table-cell table:style-name="Tableau3.A1" office:value-type="string">
            <text:p text:style-name="P18">&lt;&lt;enumeration&gt;&gt;</text:p>
            <text:p text:style-name="P18">CreaturesID</text:p>
          </table:table-cell>
          <table:table-cell table:style-name="Tableau3.A1" office:value-type="string">
            <text:p text:style-name="P18">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18">PlayerRessources</text:p>
          </table:table-cell>
          <table:table-cell table:style-name="Tableau3.A1" office:value-type="string">
            <text:p text:style-name="P18">Donne l'état des ressources du joueur, peut également les modifier</text:p>
          </table:table-cell>
        </table:table-row>
        <table:table-row table:style-name="Tableau3.1">
          <table:table-cell table:style-name="Tableau3.A1" office:value-type="string">
            <text:p text:style-name="P18">&lt;&lt;enumeration&gt;&gt;</text:p>
            <text:p text:style-name="P18">ClanNameID</text:p>
          </table:table-cell>
          <table:table-cell table:style-name="Tableau3.A1" office:value-type="string">
            <text:p text:style-name="P18">Associe à chaque joueur un type de créatures</text:p>
          </table:table-cell>
        </table:table-row>
      </table:table>
      <text:p text:style-name="P1"/>
      <text:p text:style-name="P21">Voici notre diagramme des classes de l’état :</text:p>
      <text:p text:style-name="P1"/>
      <text:p text:style-name="P1"/>
      <text:p text:style-name="P57"><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7">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40"/>
      <text:p text:style-name="P40"><text:tab/>Pour le rendu d’un état, nous découpons la scène à rendre en trois plans :</text:p>
      <text:list xml:id="list673348273312447023" text:style-name="L1">
        <text:list-item>
          <text:p text:style-name="P41">le plan contenant les cellules</text:p>
        </text:list-item>
        <text:list-item>
          <text:p text:style-name="P41">le plan contenant les créatures disposées sur la carte</text:p>
        </text:list-item>
        <text:list-item>
          <text:p text:style-name="P41">le plan des informations (nombre de créatures que l’on peut placer, pouvoirs disponibles, etc)</text:p>
        </text:list-item>
      </text:list>
      <text:p text:style-name="P40"/>
      <text:p text:style-name="P42"><text:tab/>Chaque plan contiendra deux informations qui seront transmises à la carte graphique : une unique texture contenant les cellules hexagonales et une unique texture avec la position des éléments et les coordonnées dans la texture. </text:p>
      <text:p text:style-name="P42"/>
      <text:p text:style-name="P42"><text:tab/>Le plan comportant les cellules sera initialisé en début de partie et une fois la partie commencée les cellules gardent la même place. La seule modification qui leur sera apportée sera <text:span text:style-name="T8">éventuellement</text:span> d’imposer un contour ou un filtre coloré correspondant au joueur 1 ou au joueur 2 selon l’appartenance de la cellule à l’un d’entre eux. Ces changements seront gérés en mettant à jour la matrice du plan.</text:p>
      <text:p text:style-name="P42"/>
      <text:p text:style-name="P42"><text:tab/>Nous avons pour cela besoin d’une horloge qui aura comme ordre de grandeur de fréquence 4-12 Hz.</text:p>
      <text:p text:style-name="P42"/>
      <text:p text:style-name="Heading_20_2"><text:bookmark-start text:name="__RefHeading___Toc1329_2030452551"/>3.2. Conception logiciel<text:bookmark-end text:name="__RefHeading___Toc1329_2030452551"/></text:p>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Landscape" style:page-layout-name="Mpm2"/>
    <style:master-page style:name="Mon_20_Paysage" style:display-name="Mon Pays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9T16:23:06.981328385</dc:date>
    <meta:editing-duration>PT42M26S</meta:editing-duration>
    <meta:editing-cycles>14</meta:editing-cycles>
    <meta:generator>LibreOffice/5.1.6.2$Linux_X86_64 LibreOffice_project/10m0$Build-2</meta:generator>
    <meta:document-statistic meta:table-count="3" meta:image-count="4" meta:object-count="0" meta:page-count="12" meta:paragraph-count="191" meta:word-count="2432" meta:character-count="14761" meta:non-whitespace-character-count="12525"/>
  </office:meta>
</office:document-meta>
</file>